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1000000E40FB6D08C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0DE0000010BE5E857BB.png"/>
  <manifest:file-entry manifest:media-type="image/png" manifest:full-path="Pictures/1000020100000113000001244EB4F0E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267cm" style:use-optimal-column-width="false"/>
    </style:style>
    <style:style style:name="co2" style:family="table-column">
      <style:table-column-properties style:column-width="3.266cm" style:use-optimal-column-width="false"/>
    </style:style>
    <style:style style:name="co3" style:family="table-column">
      <style:table-column-properties style:column-width="3.934cm" style:use-optimal-column-width="false"/>
    </style:style>
    <style:style style:name="co4" style:family="table-column">
      <style:table-column-properties style:column-width="2.732cm" style:use-optimal-column-width="false"/>
    </style:style>
    <style:style style:name="co5" style:family="table-column">
      <style:table-column-properties style:column-width="3.534cm" style:use-optimal-column-width="false"/>
    </style:style>
    <style:style style:name="co6" style:family="table-column">
      <style:table-column-properties style:column-width="3.532cm" style:use-optimal-column-width="false"/>
    </style:style>
    <style:style style:name="ro1" style:family="table-row">
      <style:table-row-properties style:row-height="1.8cm"/>
    </style:style>
    <style:style style:name="ro2" style:family="table-row">
      <style:table-row-properties style:row-height="1.999cm"/>
    </style:style>
    <style:style style:name="ce1" style:family="table-cell">
      <style:graphic-properties style:repeat="repeat"/>
      <style:text-properties fo:font-size="60pt" fo:font-weight="bold" style:font-size-asian="60pt" style:font-weight-asian="bold" style:font-size-complex="60pt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* <text:s text:c="3"/>See the picture <text:s/>and circle the correct letter</text:p>
          </draw:text-box>
        </draw:frame>
        <draw:frame draw:style-name="gr1" draw:text-style-name="P1" draw:layer="layout" svg:width="5.6cm" svg:height="3.8cm" svg:x="0.8cm" svg:y="4cm">
          <draw:image xlink:href="Pictures/10000201000000DE0000010BE5E857BB.png" xlink:type="simple" xlink:show="embed" xlink:actuate="onLoad">
            <text:p/>
          </draw:image>
        </draw:frame>
        <draw:frame draw:style-name="standard" draw:layer="layout" svg:width="9.799cm" svg:height="1.799cm" svg:x="10.4cm" svg:y="5.4cm">
          <table:table table:template-name="gray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 text:c="5"/>B</text:p>
              </table:table-cell>
              <table:table-cell>
                <text:p><text:s text:c="4"/>C</text:p>
              </table:table-cell>
              <table:table-cell>
                <text:p><text:s text:c="7"/>A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4.8cm" svg:height="4.8cm" svg:x="1.2cm" svg:y="9cm">
          <draw:image xlink:href="Pictures/1000020100000113000001244EB4F0EB.png" xlink:type="simple" xlink:show="embed" xlink:actuate="onLoad">
            <text:p/>
          </draw:image>
        </draw:frame>
        <draw:frame draw:style-name="standard" draw:layer="layout" svg:width="10.599cm" svg:height="1.998cm" svg:x="10cm" svg:y="10.4cm">
          <table:table table:template-name="gray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<text:s text:c="7"/>X</text:p>
              </table:table-cell>
              <table:table-cell>
                <text:p><text:s text:c="6"/>Y</text:p>
              </table:table-cell>
              <table:table-cell>
                <text:p><text:s text:c="4"/>Z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6.6cm" svg:height="2.709cm" svg:x="0.4cm" svg:y="15.091cm">
          <draw:image xlink:href="Pictures/1000020100000191000000E40FB6D08C.png" xlink:type="simple" xlink:show="embed" xlink:actuate="onLoad">
            <text:p/>
          </draw:image>
        </draw:frame>
        <draw:frame draw:style-name="standard" draw:layer="layout" svg:width="10.599cm" svg:height="1.799cm" svg:x="10.4cm" svg:y="15.4cm">
          <table:table table:template-name="gray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>
                <text:p><text:s text:c="5"/>I</text:p>
              </table:table-cell>
              <table:table-cell>
                <text:p><text:s text:c="7"/>C</text:p>
              </table:table-cell>
              <table:table-cell>
                <text:p><text:s text:c="7"/>F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91000000E40FB6D08C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jashvini makwana</meta:initial-creator>
    <meta:creation-date>2023-03-28T14:42:41.39</meta:creation-date>
    <meta:editing-duration>PT11M2S</meta:editing-duration>
    <meta:editing-cycles>2</meta:editing-cycles>
    <dc:date>2023-03-28T15:09:43.77</dc:date>
    <dc:creator>tejashvini makwana</dc:creator>
    <meta:generator>OpenOffice/4.1.11$Win32 OpenOffice.org_project/4111m1$Build-9808</meta:generator>
    <meta:printed-by>tejashvini makwana</meta:printed-by>
    <meta:print-date>2023-03-28T15:11:50.81</meta:print-date>
    <meta:document-statistic meta:object-count="30"/>
  </office:meta>
</office:document-meta>
</file>